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SymbolMT" svg:font-family="SymbolMT"/>
    <style:font-face style:name="Times New Roman1" svg:font-family="'Times New Roman'" style:font-family-generic="roman"/>
    <style:font-face style:name="Sylfaen" svg:font-family="Sylfaen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3" style:family="paragraph" style:parent-style-name="Standard" style:list-style-name="">
      <style:paragraph-properties fo:text-align="start" style:justify-single-word="false" style:text-autospace="none"/>
    </style:style>
    <style:style style:name="P4" style:family="paragraph" style:parent-style-name="Standard" style:list-style-name="L1">
      <style:paragraph-properties fo:text-align="start" style:justify-single-word="false" style:text-autospace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SymbolMT" fo:font-size="12pt" style:font-name-asian="SymbolMT" style:font-size-asian="12pt" style:font-name-complex="SymbolMT" style:font-size-complex="12pt"/>
    </style:style>
    <style:style style:name="T3" style:family="text">
      <style:text-properties style:font-name="Times New Roman1" fo:font-size="12pt" style:font-name-asian="Times New Roman1" style:font-size-asian="12pt" style:font-name-complex="Times New Roman1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l sistema descrive un dispositivo automatico finalizzato alla produzione di bevande.</text:span></text:p>
      <text:p text:style-name="P1"><text:span text:style-name="T1"/></text:p>
      <text:p text:style-name="P2">Il sistema accetta una serie di monete, permette la selezione della bevanda desiderata attraverso</text:p>
      <text:p text:style-name="P2">un apposito tastierino, dopodiché avvia un processo per la</text:p>
      <text:p text:style-name="P2">preparazione della bevanda scelta. L’intero processo viene descritto e visualizzato attraverso un</text:p>
      <text:p text:style-name="P2">display LCD.</text:p>
      <text:p text:style-name="P2"/>
      <text:p text:style-name="P2"><text:s/>Il sistema verificato il valore delle monete inserite con il prezzo del prodotto scelto</text:p>
      <text:p text:style-name="P2">inizia la preparazione solo se tutti gli ingredienti per tale bevanda risultano essere disponibili <text:s/>e se <text:s/>l'ultima bevanda erogata è stata prelevata.</text:p>
      <text:p text:style-name="P2"/>
      <text:p text:style-name="P2">//Nel caso in cui un qualsiasi ingrediente sia mancante, un messaggio di errore avviserà l’utente</text:p>
      <text:p text:style-name="P2">//dell’impossibilità di produrre la bevanda scelta. </text:p>
      <text:p text:style-name="P2"/>
      <text:p text:style-name="P2">Una volta prodotta la bevanda, il sistema controlla il valore dei soldi rimanenti ed attiva</text:p>
      <text:p text:style-name="P2">un processo per la restituzione del resto.</text:p>
      <text:p text:style-name="P2"/>
      <text:p text:style-name="P2">Durante la fase di preparazione tutte le attività del sistema sono rese indisponibili. </text:p>
      <text:list xml:id="list40417455" text:style-name="L1">
        <text:list-item>
          <text:p text:style-name="P4"><text:span text:style-name="T3">le monete inserite durante la preparazione sono rigettate.</text:span></text:p>
        </text:list-item>
        <text:list-item>
          <text:p text:style-name="P4"><text:span text:style-name="T3">la pressione di qualsiasi tasto è ignorata.</text:span></text:p>
        </text:list-item>
      </text:list>
      <text:p text:style-name="P2"/>
      <text:p text:style-name="P2">Inoltre, tutto il processo sarà visualizzato da un display grafico LCD il quale mostra le</text:p>
      <text:p text:style-name="P2">principali informazioni. In particolare, contiene i seguenti elementi:</text:p>
      <text:p text:style-name="P1"><text:span text:style-name="T2">• </text:span><text:span text:style-name="T1">Casella numerica contenente il valore dei soldi inseriti ,</text:span></text:p>
      <text:p text:style-name="P1"><text:span text:style-name="T2">• </text:span><text:span text:style-name="T1">barra di avanzamento composto da 5 caselle indicante la quantità di zucchero da</text:span></text:p>
      <text:p text:style-name="P2">prelevare per la preparazione della bevanda,</text:p>
      <text:p text:style-name="P1"><text:span text:style-name="T2">• </text:span><text:span text:style-name="T1">barra di avanzamento del processo il quale indica la percentuale del l’intero processo</text:span></text:p>
      <text:p text:style-name="P2">già completato oppure messaggio di errore.</text:p>
      <text:p text:style-name="P2"/>
      <text:p text:style-name="P2">Il tastierino numerico è composto da un insieme di tasti, ciascuno per ogni bevanda, <text:s/>dai tasti “+” e “-” che aumenta o diminuiscono la quantità di zucchero nell’intervallo chiuso tra 0 e 5 e da un tasto “annulla” che resetta il processo, restituendo i soldi inseriti. Chiaramente quando il valore assunto è uno degli</text:p>
      <text:p text:style-name="P2">estremi la relativa pressione dei tasti “-” e “+” non provoca nessuna operazione.</text:p>
      <text:p text:style-name="P2"/>
      <text:p text:style-name="P2">La pressione dei tasti <text:s/>può avvenire in modo casuale ed in qualsiasi ordine, ma</text:p>
      <text:p text:style-name="P2">ricordando che l’attivazione del processo di preparazione avviene esclusivamente al raggiungimento del credito necessario per la bevanda prescelta. </text:p>
      <text:p text:style-name="P2">Per bevanda prescelta si intende l'ultima bevanda scelta dall'utente, che può cambiare la sua scelta semplicemente premendo il tasto relativo ad un altra bevanda.</text:p>
      <text:p text:style-name="P2">Se l'utente effettua la scelta e il credito presente copre il prezzo della bevanda, l'erogazione è immediata.</text:p>
      <text:p text:style-name="P2"/>
      <text:p text:style-name="P2"/>
      <text:p text:style-name="P2"/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SymbolMT" svg:font-family="SymbolMT"/>
    <style:font-face style:name="Times New Roman1" svg:font-family="'Times New Roman'" style:font-family-generic="roman"/>
    <style:font-face style:name="Sylfaen" svg:font-family="Sylfaen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ardo Adelizzi</meta:initial-creator>
    <meta:creation-date>2010-12-18T18:06:02.79</meta:creation-date>
    <dc:date>2010-12-18T20:40:09.15</dc:date>
    <dc:creator>Gerardo Adelizzi</dc:creator>
    <meta:editing-duration>PT00H17M43S</meta:editing-duration>
    <meta:editing-cycles>4</meta:editing-cycles>
    <meta:generator>OpenOffice.org/3.2$Win32 OpenOffice.org_project/320m18$Build-9502</meta:generator>
    <meta:document-statistic meta:table-count="0" meta:image-count="0" meta:object-count="0" meta:page-count="1" meta:paragraph-count="27" meta:word-count="375" meta:character-count="2428"/>
  </office:meta>
</office:document-meta>
</file>